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98cm" style:rel-column-width="1983*"/>
    </style:style>
    <style:style style:name="Tabla1.B" style:family="table-column">
      <style:table-column-properties style:column-width="13.503cm" style:rel-column-width="765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681" officeooo:paragraph-rsid="00118681"/>
    </style:style>
    <style:style style:name="P2" style:family="paragraph" style:parent-style-name="Table_20_Contents">
      <style:text-properties officeooo:rsid="00118681" officeooo:paragraph-rsid="00118681"/>
    </style:style>
    <style:style style:name="P3" style:family="paragraph" style:parent-style-name="Table_20_Contents">
      <style:paragraph-properties fo:text-align="center" style:justify-single-word="false"/>
      <style:text-properties officeooo:rsid="00118681" officeooo:paragraph-rsid="00118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 APUNTES CS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SELECTORES</text:p>
          </table:table-cell>
          <table:covered-table-cell/>
        </table:table-row>
        <table:table-row>
          <table:table-cell table:style-name="Tabla1.A2" office:value-type="string">
            <text:p text:style-name="P2">:nth-child()</text:p>
          </table:table-cell>
          <table:table-cell table:style-name="Tabla1.B2" office:value-type="string">
            <text:p text:style-name="P2">Selecciona al hijo dentro de los selectores anteriores a este, además entre paréntesis asignamos el número de elementos hijo al que queremos afectar</text:p>
          </table:table-cell>
        </table:table-row>
        <table:table-row>
          <table:table-cell table:style-name="Tabla1.B2" table:number-columns-spanned="2" office:value-type="string">
            <text:p text:style-name="P2">UL LI:nth-child(2) {</text:p>
            <text:p text:style-name="P2"><text:s text:c="2"/></text:p>
            <text:p text:style-name="P2">}</text:p>
            <text:p text:style-name="P2">/*Este código afectará a un elemento hijo de &lt;LI&gt; a su vez dentro de &lt;UL&gt; que se encuentre en segunda posición, es decir, a la segunda etiqueta dentro de dicho &lt;LI&gt; sea cual sea*/</text:p>
          </table:table-cell>
          <table:covered-table-cell/>
        </table:table-row>
        <table:table-row>
          <table:table-cell table:style-name="Tabla1.A2" office:value-type="string">
            <text:p text:style-name="P2">:first-child</text:p>
          </table:table-cell>
          <table:table-cell table:style-name="Tabla1.B2" office:value-type="string">
            <text:p text:style-name="P2">Selector para el primer elemento anidado en otro</text:p>
          </table:table-cell>
        </table:table-row>
        <table:table-row>
          <table:table-cell table:style-name="Tabla1.A2" office:value-type="string">
            <text:p text:style-name="P2">:nth-last-child()</text:p>
          </table:table-cell>
          <table:table-cell table:style-name="Tabla1.B2" office:value-type="string">
            <text:p text:style-name="P2">Funciona como “nth-child()” pero contando desde el último elemento por lo que si entre paréntesis tenemos un “1” sería el último elemento</text:p>
          </table:table-cell>
        </table:table-row>
        <table:table-row>
          <table:table-cell table:style-name="Tabla1.A2" office:value-type="string">
            <text:p text:style-name="P2">:not()</text:p>
          </table:table-cell>
          <table:table-cell table:style-name="Tabla1.B2" office:value-type="string">
            <text:p text:style-name="P2">Excluye una sección o elemento y aplica estilos al resto.</text:p>
          </table:table-cell>
        </table:table-row>
        <table:table-row>
          <table:table-cell table:style-name="Tabla1.B2" table:number-columns-spanned="2" office:value-type="string">
            <text:p text:style-name="P2">HEADER:not(#cabecera) {</text:p>
            <text:p text:style-name="P2"/>
            <text:p text:style-name="P2">}</text:p>
            <text:p text:style-name="P2">/* Con esto modificaremos todos los elementos dentro de &lt;HEADER&gt; excepto id=”cabecera” */</text:p>
          </table:table-cell>
          <table:covered-table-cell/>
        </table:table-row>
        <table:table-row>
          <table:table-cell table:style-name="Tabla1.A2" office:value-type="string">
            <text:p text:style-name="P2">:link</text:p>
          </table:table-cell>
          <table:table-cell table:style-name="Tabla1.B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43:53.322000000</meta:creation-date>
    <dc:date>2015-12-03T12:53:46.947000000</dc:date>
    <meta:editing-duration>PT9M54S</meta:editing-duration>
    <meta:editing-cycles>1</meta:editing-cycles>
    <meta:document-statistic meta:table-count="1" meta:image-count="0" meta:object-count="0" meta:page-count="1" meta:paragraph-count="18" meta:word-count="126" meta:character-count="782" meta:non-whitespace-character-count="671"/>
    <meta:generator>LibreOffice/5.0.3.2$Windows_x86 LibreOffice_project/e5f16313668ac592c1bfb310f4390624e3dbfb75</meta:generator>
  </office:meta>
</office:document-meta>
</file>